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2" style:family="table">
      <style:table-properties style:width="4.286cm" fo:margin-left="12.737cm" table:align="left"/>
    </style:style>
    <style:style style:name="Tableau2.A" style:family="table-column">
      <style:table-column-properties style:column-width="4.286cm"/>
    </style:style>
    <style:style style:name="Tableau2.A1" style:family="table-cell">
      <style:table-cell-properties fo:padding="0.097cm" fo:border="0.05pt solid #000000"/>
    </style:style>
    <style:style style:name="Tableau2.2" style:family="table-row">
      <style:table-row-properties style:min-row-height="3.207cm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286cm" fo:margin-left="12.737cm" table:align="left"/>
    </style:style>
    <style:style style:name="Tableau3.A" style:family="table-column">
      <style:table-column-properties style:column-width="4.286cm"/>
    </style:style>
    <style:style style:name="Tableau3.A1" style:family="table-cell">
      <style:table-cell-properties fo:padding="0.097cm" fo:border="0.05pt solid #000000"/>
    </style:style>
    <style:style style:name="Tableau3.2" style:family="table-row">
      <style:table-row-properties style:min-row-height="3.207cm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4c3c" officeooo:paragraph-rsid="001d4c3c"/>
    </style:style>
    <style:style style:name="P2" style:family="paragraph" style:parent-style-name="Table_20_Contents">
      <style:text-properties officeooo:rsid="001d9e48" officeooo:paragraph-rsid="001d9e48"/>
    </style:style>
    <style:style style:name="P3" style:family="paragraph" style:parent-style-name="Table_20_Contents">
      <style:text-properties officeooo:rsid="001ebd5f" officeooo:paragraph-rsid="001ebd5f"/>
    </style:style>
    <style:style style:name="P4" style:family="paragraph" style:parent-style-name="Table_20_Contents">
      <style:text-properties officeooo:rsid="00253f5f" officeooo:paragraph-rsid="00253f5f"/>
    </style:style>
    <style:style style:name="P5" style:family="paragraph" style:parent-style-name="Table_20_Contents">
      <style:text-properties officeooo:rsid="00255fef" officeooo:paragraph-rsid="00255fef"/>
    </style:style>
    <style:style style:name="P6" style:family="paragraph" style:parent-style-name="Table_20_Contents">
      <style:text-properties officeooo:rsid="0026b8c0" officeooo:paragraph-rsid="0026b8c0"/>
    </style:style>
    <style:style style:name="P7" style:family="paragraph" style:parent-style-name="Standard">
      <style:text-properties officeooo:paragraph-rsid="001d9e48"/>
    </style:style>
    <style:style style:name="P8" style:family="paragraph">
      <style:paragraph-properties fo:text-align="center"/>
    </style:style>
    <style:style style:name="T1" style:family="text">
      <style:text-properties officeooo:rsid="001d9e48"/>
    </style:style>
    <style:style style:name="T2" style:family="text">
      <style:text-properties officeooo:rsid="0026b8c0"/>
    </style:style>
    <style:style style:name="T3" style:family="text">
      <style:text-properties officeooo:rsid="002750d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ville</text:p>
          </table:table-cell>
        </table:table-row>
        <table:table-row table:style-name="Tableau2.2">
          <table:table-cell table:style-name="Tableau2.A2" office:value-type="string">
            <text:p text:style-name="P3">Ville <text:s text:c="15"/>(<text:span text:style-name="T2">string</text:span>) <text:s text:c="9"/></text:p>
            <text:p text:style-name="P3"/>
          </table:table-cell>
        </table:table-row>
      </table:table>
      <text:p text:style-name="Standard"><draw:line text:anchor-type="paragraph" draw:z-index="0" draw:name="Forme1" draw:style-name="gr1" draw:text-style-name="P8" svg:x1="14.756cm" svg:y1="0.037cm" svg:x2="14.73cm" svg:y2="5.805cm"><text:p/></draw:line><text:s text:c="135"/>*</text:p>
      <text:p text:style-name="P7"><text:s text:c="19"/></text:p>
      <text:p text:style-name="P7"><text:s text:c="15"/></text:p>
      <text:p text:style-name="Standard"/>
      <text:p text:style-name="P7"><text:s text:c="121"/></text:p>
      <text:p text:style-name="P7"><text:s text:c="137"/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134"/><text:span text:style-name="T3">1</text:span> <text:s text:c="8"/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hôtel</text:p>
          </table:table-cell>
        </table:table-row>
        <table:table-row table:style-name="Tableau3.2">
          <table:table-cell table:style-name="Tableau3.A2" office:value-type="string">
            <text:p text:style-name="P1">Nom <text:s text:c="14"/>(<text:span text:style-name="T1">string</text:span>)</text:p>
            <text:p text:style-name="P1">adresse <text:s text:c="11"/>(<text:span text:style-name="T1">string</text:span>)</text:p>
            <text:p text:style-name="P4">ville <text:s text:c="16"/>(string)</text:p>
            <text:p text:style-name="P1">tel <text:s text:c="20"/>(<text:span text:style-name="T1">long</text:span>)</text:p>
            <text:p text:style-name="P1">NbreÉtoile <text:s text:c="7"/>(<text:span text:style-name="T1">long</text:span>)</text:p>
            <text:p text:style-name="P2">NbreChambre <text:s text:c="2"/>(long)</text:p>
            <text:p text:style-name="P5">Price <text:s text:c="17"/>(long)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6:30:28.856570967</meta:creation-date>
    <dc:date>2019-10-24T09:14:15.679581724</dc:date>
    <meta:editing-duration>PT5H8M31S</meta:editing-duration>
    <meta:editing-cycles>4</meta:editing-cycles>
    <meta:generator>LibreOffice/6.0.7.3$Linux_X86_64 LibreOffice_project/00m0$Build-3</meta:generator>
    <meta:document-statistic meta:table-count="2" meta:image-count="0" meta:object-count="0" meta:page-count="1" meta:paragraph-count="16" meta:word-count="20" meta:character-count="807" meta:non-whitespace-character-count="117"/>
  </office:meta>
</office:document-meta>
</file>